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4.0028in" table:align="left" style:writing-mode="lr-tb"/>
    </style:style>
    <style:style style:name="Таблиця2.A" style:family="table-column">
      <style:table-column-properties style:column-width="1in"/>
    </style:style>
    <style:style style:name="Таблиця2.B" style:family="table-column">
      <style:table-column-properties style:column-width="1.0007in"/>
    </style:style>
    <style:style style:name="Таблиця2.D" style:family="table-column">
      <style:table-column-properties style:column-width="1.0021in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2.D1" style:family="table-cell">
      <style:table-cell-properties style:vertical-align="top" fo:padding="0.0382in" fo:border="0.1pt solid #000000" style:writing-mode="lr-tb"/>
    </style:style>
    <style:style style:name="Таблиця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4.0028in" table:align="left" style:writing-mode="lr-tb"/>
    </style:style>
    <style:style style:name="Таблиця4.A" style:family="table-column">
      <style:table-column-properties style:column-width="1in"/>
    </style:style>
    <style:style style:name="Таблиця4.B" style:family="table-column">
      <style:table-column-properties style:column-width="1.0007in"/>
    </style:style>
    <style:style style:name="Таблиця4.D" style:family="table-column">
      <style:table-column-properties style:column-width="1.0021in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4.D1" style:family="table-cell">
      <style:table-cell-properties style:vertical-align="top" fo:padding="0.0382in" fo:border="0.1pt solid #000000" style:writing-mode="lr-tb"/>
    </style:style>
    <style:style style:name="Таблиця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362d2a"/>
    </style:style>
    <style:style style:name="P5" style:family="paragraph" style:parent-style-name="Standard">
      <style:paragraph-properties fo:text-align="justify" style:justify-single-word="false"/>
      <style:text-properties officeooo:paragraph-rsid="003db623"/>
    </style:style>
    <style:style style:name="P6" style:family="paragraph" style:parent-style-name="Standard">
      <style:text-properties style:font-name="Times New Roman1" officeooo:rsid="000b11cd" officeooo:paragraph-rsid="000c911a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paragraph-rsid="003db623"/>
    </style:style>
    <style:style style:name="P8" style:family="paragraph" style:parent-style-name="Standard">
      <style:paragraph-properties fo:text-align="center" style:justify-single-word="false"/>
      <style:text-properties officeooo:paragraph-rsid="000b11cd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ae43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baef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fa89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36254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7ebc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8733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b65cd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d0382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db623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0fa33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3db623" style:font-size-asian="12pt" style:font-name-complex="Times New Roman1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3f275f" style:font-size-asian="12pt" style:font-name-complex="Times New Roman1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3db623" style:font-size-asian="12pt" style:font-name-complex="Times New Roman1" style:font-size-complex="12pt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db623" style:font-size-asian="12pt" style:font-name-complex="Times New Roman1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f275f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c911a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12ae43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3b65c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c911a" style:font-size-asian="12pt" style:font-name-complex="Times New Roman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officeooo:rsid="0024918b" officeooo:paragraph-rsid="0024918b" style:font-size-asian="12pt" style:font-name-complex="Times New Roman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officeooo:rsid="0020765d" officeooo:paragraph-rsid="0020765d" style:font-size-asian="12pt" style:font-name-complex="Times New Roman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1b07ba" style:font-size-asian="12pt" style:font-name-complex="Times New Roman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officeooo:paragraph-rsid="000c911a" style:font-name-asian="Noto Sans CJK SC Regular" style:font-size-asian="12pt" style:font-name-complex="Times New Roman1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2pt" officeooo:paragraph-rsid="000f3f0e" style:font-name-asian="Noto Sans CJK SC Regular" style:font-size-asian="12pt" style:font-name-complex="Times New Roman1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officeooo:rsid="000c911a" officeooo:paragraph-rsid="0012ae43" style:font-name-asian="Noto Sans CJK SC Regular" style:font-size-asian="12pt" style:font-name-complex="Times New Roman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officeooo:paragraph-rsid="000c911a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officeooo:paragraph-rsid="000dc07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officeooo:paragraph-rsid="0012ae43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2pt" officeooo:paragraph-rsid="00426195" style:font-size-asian="12pt" style:font-size-complex="12pt"/>
    </style:style>
    <style:style style:name="P38" style:family="paragraph" style:parent-style-name="Standard">
      <style:text-properties style:font-name="Times New Roman1" fo:font-size="12pt" officeooo:paragraph-rsid="00426195" style:font-size-asian="12pt" style:font-size-complex="12pt"/>
    </style:style>
    <style:style style:name="P3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426195" style:font-size-asian="12pt" style:font-name-complex="Times New Roman1" style:font-size-complex="12pt"/>
    </style:style>
    <style:style style:name="P4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26195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13baef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140b51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1b9193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1ba62b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f94f2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24918b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22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9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0d04ba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28103c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2e1709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0b7d91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0ebab3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3099fe" style:font-name-asian="Symbol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46" style:family="text">
      <style:text-properties style:text-position="0% 100%" style:font-name="Times New Roman1" fo:font-size="12pt" fo:letter-spacing="normal" fo:font-style="normal" officeooo:rsid="00226f86" style:font-name-asian="Symbol" style:font-size-asian="12pt" style:font-style-asian="normal" style:font-name-complex="Times New Roman1" style:font-size-complex="12pt"/>
    </style:style>
    <style:style style:name="T47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8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9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50" style:family="text">
      <style:text-properties style:text-position="0% 100%" style:font-name="Times New Roman1" fo:font-size="12pt" fo:letter-spacing="normal" fo:font-style="normal" officeooo:rsid="002a8733" style:font-name-asian="Ubuntu" style:font-size-asian="12pt" style:font-style-asian="normal" style:font-name-complex="Ubuntu" style:font-size-complex="12pt"/>
    </style:style>
    <style:style style:name="T51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52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53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54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5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6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7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8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9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60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officeooo:rsid="003099fe" style:font-size-asian="12pt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66" style:family="text">
      <style:text-properties style:text-position="0% 100%" fo:font-size="12pt" style:font-size-asian="12pt" style:font-name-complex="Times New Roman1" style:font-size-complex="12pt"/>
    </style:style>
    <style:style style:name="T67" style:family="text">
      <style:text-properties style:text-position="0% 100%" fo:font-size="12pt" officeooo:rsid="0024918b" style:font-size-asian="12pt" style:font-name-complex="Times New Roman1" style:font-size-complex="12pt"/>
    </style:style>
    <style:style style:name="T68" style:family="text">
      <style:text-properties style:text-position="0% 100%" fo:font-size="12pt" officeooo:rsid="0020765d" style:font-size-asian="12pt" style:font-name-complex="Times New Roman1" style:font-size-complex="12pt"/>
    </style:style>
    <style:style style:name="T69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70" style:family="text">
      <style:text-properties style:font-name="Times New Roman1"/>
    </style:style>
    <style:style style:name="T71" style:family="text">
      <style:text-properties style:font-name="Times New Roman1" fo:font-size="12pt" style:font-size-asian="12pt" style:font-name-complex="Times New Roman1" style:font-size-complex="12pt"/>
    </style:style>
    <style:style style:name="T72" style:family="text">
      <style:text-properties style:font-name="Times New Roman1" fo:font-size="12pt" officeooo:rsid="0028393b" style:font-size-asian="12pt" style:font-name-complex="Times New Roman1" style:font-size-complex="12pt"/>
    </style:style>
    <style:style style:name="T73" style:family="text">
      <style:text-properties style:font-name="Times New Roman1" fo:font-size="12pt" officeooo:rsid="003099fe" style:font-size-asian="12pt" style:font-name-complex="Times New Roman1" style:font-size-complex="12pt"/>
    </style:style>
    <style:style style:name="T74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5" style:family="text">
      <style:text-properties style:font-name="Times New Roman1" fo:font-size="12pt" style:font-size-asian="12pt" style:font-size-complex="12pt"/>
    </style:style>
    <style:style style:name="T76" style:family="text">
      <style:text-properties style:font-name="Times New Roman1" fo:font-size="12pt" officeooo:rsid="0014f71f" style:font-size-asian="12pt" style:font-size-complex="12pt"/>
    </style:style>
    <style:style style:name="T77" style:family="text">
      <style:text-properties style:font-name="Times New Roman1" fo:font-size="12pt" officeooo:rsid="00174e50" style:font-size-asian="12pt" style:font-size-complex="12pt"/>
    </style:style>
    <style:style style:name="T78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79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80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81" style:family="text">
      <style:text-properties style:font-name="Times New Roman1" officeooo:rsid="000b11cd"/>
    </style:style>
    <style:style style:name="T82" style:family="text">
      <style:text-properties style:font-name="Times New Roman1" officeooo:rsid="003f275f"/>
    </style:style>
    <style:style style:name="T83" style:family="text">
      <style:text-properties style:text-position="sub 58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84" style:family="text">
      <style:text-properties style:text-position="sub 58%" style:font-name="Times New Roman1" fo:font-size="12pt" fo:letter-spacing="normal" fo:font-style="normal" officeooo:rsid="000302b6" style:font-name-asian="Symbol" style:font-size-asian="12pt" style:font-style-asian="normal" style:font-name-complex="Times New Roman1" style:font-size-complex="12pt"/>
    </style:style>
    <style:style style:name="T85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6" style:family="text">
      <style:text-properties style:text-position="sub 58%" style:font-name="Times New Roman1" fo:font-size="12pt" fo:letter-spacing="normal" fo:font-style="normal" officeooo:rsid="002635c0" style:font-name-asian="Symbol" style:font-size-asian="12pt" style:font-style-asian="normal" style:font-name-complex="Times New Roman1" style:font-size-complex="12pt"/>
    </style:style>
    <style:style style:name="T87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89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0" style:family="text">
      <style:text-properties style:text-position="sub 58%" fo:font-size="12pt" style:font-size-asian="12pt" style:font-name-complex="Times New Roman1" style:font-size-complex="12pt"/>
    </style:style>
    <style:style style:name="T91" style:family="text">
      <style:text-properties style:text-position="sub 58%" fo:font-size="12pt" officeooo:rsid="0024918b" style:font-size-asian="12pt" style:font-name-complex="Times New Roman1" style:font-size-complex="12pt"/>
    </style:style>
    <style:style style:name="T92" style:family="text">
      <style:text-properties style:text-position="sub 58%" fo:font-size="12pt" officeooo:rsid="0020765d" style:font-size-asian="12pt" style:font-name-complex="Times New Roman1" style:font-size-complex="12pt"/>
    </style:style>
    <style:style style:name="T93" style:family="text">
      <style:text-properties style:text-position="super 58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95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96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7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8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99" style:family="text">
      <style:text-properties style:text-position="super 58%" fo:font-size="12pt" style:font-size-asian="12pt" style:font-name-complex="Times New Roman1" style:font-size-complex="12pt"/>
    </style:style>
    <style:style style:name="T100" style:family="text">
      <style:text-properties officeooo:rsid="000c911a"/>
    </style:style>
    <style:style style:name="T101" style:family="text">
      <style:text-properties officeooo:rsid="000f3f0e"/>
    </style:style>
    <style:style style:name="T102" style:family="text">
      <style:text-properties fo:font-size="12pt" style:font-size-asian="12pt" style:font-name-complex="Times New Roman1" style:font-size-complex="12pt"/>
    </style:style>
    <style:style style:name="T103" style:family="text">
      <style:text-properties fo:font-size="12pt" officeooo:rsid="0028aedd" style:font-size-asian="12pt" style:font-name-complex="Times New Roman1" style:font-size-complex="12pt"/>
    </style:style>
    <style:style style:name="T104" style:family="text">
      <style:text-properties fo:font-size="12pt" officeooo:rsid="003099fe" style:font-size-asian="12pt" style:font-name-complex="Times New Roman1" style:font-size-complex="12pt"/>
    </style:style>
    <style:style style:name="T105" style:family="text">
      <style:text-properties fo:language="uk" fo:country="UA" officeooo:rsid="001823a6"/>
    </style:style>
    <style:style style:name="T106" style:family="text">
      <style:text-properties fo:language="uk" fo:country="UA" officeooo:rsid="002bdf2f"/>
    </style:style>
    <style:style style:name="T107" style:family="text">
      <style:text-properties fo:language="uk" fo:country="UA" officeooo:rsid="003099fe"/>
    </style:style>
    <style:style style:name="T108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09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1">Варіант №</text:span><text:span text:style-name="T82">65</text:span></text:p>
      <text:p text:style-name="P15"><text:span text:style-name="Основной_20_текст4"><text:span text:style-name="T20">Застереження. </text:span></text:span></text:p>
      <text:p text:style-name="P15"><text:span text:style-name="Основной_20_текст4"><text:span text:style-name="T21">І. </text:span></text:span><text:span text:style-name="Основной_20_текст4"><text:span text:style-name="T20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22">(кожен крок рішення у нетривіальних випадках повинен бути пояснений, </text:span></text:span><text:span text:style-name="Основной_20_текст4"><text:span text:style-name="T23">насамперед – у задачах №6-№16</text:span></text:span><text:span text:style-name="Основной_20_текст4"><text:span text:style-name="T22">)</text:span></text:span><text:span text:style-name="Основной_20_текст4"><text:span text:style-name="T20"> і чіткість </text:span></text:span><text:span text:style-name="Основной_20_текст4"><text:span text:style-name="T24">міркувань; 3) оригінальність рішення (</text:span></text:span><text:span text:style-name="Основной_20_текст4"><text:span text:style-name="T25">зокрема,</text:span></text:span><text:span text:style-name="Основной_20_текст4"><text:span text:style-name="T24"> по відношенню до робіт </text:span></text:span><text:span text:style-name="Основной_20_текст4"><text:span text:style-name="T26">своїх колег</text:span></text:span><text:span text:style-name="Основной_20_текст4"><text:span text:style-name="T24">); 4) акуратність роботи </text:span></text:span><text:span text:style-name="Основной_20_текст4"><text:span text:style-name="T22">(</text:span></text:span><text:span text:style-name="Основной_20_текст4"><text:span text:style-name="T24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22">(якщо писати каліграфічно не можете – пишіть друкованими символами</text:span></text:span><text:span text:style-name="Основной_20_текст4"><text:span text:style-name="T24">), </text:span></text:span><text:span text:style-name="Основной_20_текст4"><text:span text:style-name="T22">без незрозумілих скорочень).</text:span></text:span></text:p>
      <text:p text:style-name="P26"><text:span text:style-name="Основной_20_текст4"><text:span text:style-name="T21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7">(за запізнення оцінка зменшується у залежності від </text:span></text:span><text:span text:style-name="Основной_20_текст4"><text:span text:style-name="T32">величини </text:span></text:span><text:span text:style-name="Основной_20_текст4"><text:span text:style-name="T27">часу запізнення)</text:span></text:span><text:span text:style-name="Основной_20_текст4"><text:span text:style-name="T21">. </text:span></text:span><text:span text:style-name="Основной_20_текст4"><text:span text:style-name="T27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32">і номер варіанту</text:span></text:span><text:span text:style-name="Основной_20_текст4"><text:span text:style-name="T27">.</text:span></text:span></text:p>
      <text:p text:style-name="P26"><text:span text:style-name="Основной_20_текст4"><text:span text:style-name="T3"/></text:span></text:p>
      <text:p text:style-name="P4"><text:span text:style-name="T70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27"/>
          </table:table-cell>
          <table:table-cell table:style-name="Таблиця3.A1" office:value-type="string">
            <text:p text:style-name="P28">1</text:p>
          </table:table-cell>
          <table:table-cell table:style-name="Таблиця3.A1" office:value-type="string">
            <text:p text:style-name="P28">2</text:p>
          </table:table-cell>
          <table:table-cell table:style-name="Таблиця3.A1" office:value-type="string">
            <text:p text:style-name="P29">2</text:p>
          </table:table-cell>
          <table:table-cell table:style-name="Таблиця3.E1" office:value-type="string">
            <text:p text:style-name="P30">1</text:p>
          </table:table-cell>
        </table:table-row>
        <table:table-row table:style-name="Таблиця3.1">
          <table:table-cell table:style-name="Таблиця3.A2" office:value-type="string">
            <text:p text:style-name="P31"><text:span text:style-name="T100">δ</text:span>/<text:span text:style-name="T101">μ</text:span></text:p>
          </table:table-cell>
          <table:table-cell table:style-name="Таблиця3.A2" office:value-type="string">
            <text:p text:style-name="P34"><text:span text:style-name="T102">a</text:span><text:span text:style-name="T90">1</text:span></text:p>
          </table:table-cell>
          <table:table-cell table:style-name="Таблиця3.A2" office:value-type="string">
            <text:p text:style-name="P34"><text:span text:style-name="T102">a</text:span><text:span text:style-name="T90">2</text:span></text:p>
          </table:table-cell>
          <table:table-cell table:style-name="Таблиця3.A2" office:value-type="string">
            <text:p text:style-name="P34"><text:span text:style-name="T102">a</text:span><text:span text:style-name="T90">3</text:span></text:p>
          </table:table-cell>
          <table:table-cell table:style-name="Таблиця3.E2" office:value-type="string">
            <text:p text:style-name="P34"><text:span text:style-name="T102">a</text:span><text:span text:style-name="T90">4</text:span></text:p>
          </table:table-cell>
        </table:table-row>
        <table:table-row table:style-name="Таблиця3.1">
          <table:table-cell table:style-name="Таблиця3.A2" office:value-type="string">
            <text:p text:style-name="P34"><text:span text:style-name="T66">x</text:span><text:span text:style-name="T90">1</text:span></text:p>
          </table:table-cell>
          <table:table-cell table:style-name="Таблиця3.A2" office:value-type="string">
            <text:p text:style-name="P34"><text:span text:style-name="T66">a</text:span><text:span text:style-name="T91">4</text:span></text:p>
          </table:table-cell>
          <table:table-cell table:style-name="Таблиця3.A2" office:value-type="string">
            <text:p text:style-name="P34"><text:span text:style-name="T66">a</text:span><text:span text:style-name="T91">3</text:span></text:p>
          </table:table-cell>
          <table:table-cell table:style-name="Таблиця3.A2" office:value-type="string">
            <text:p text:style-name="P34"><text:span text:style-name="T66">a</text:span><text:span text:style-name="T90">4</text:span></text:p>
          </table:table-cell>
          <table:table-cell table:style-name="Таблиця3.E2" office:value-type="string">
            <text:p text:style-name="P34"><text:span text:style-name="T66">a</text:span><text:span text:style-name="T90">3</text:span></text:p>
          </table:table-cell>
        </table:table-row>
        <table:table-row table:style-name="Таблиця3.1">
          <table:table-cell table:style-name="Таблиця3.A2" office:value-type="string">
            <text:p text:style-name="P34"><text:span text:style-name="T66">x</text:span><text:span text:style-name="T90">2</text:span></text:p>
          </table:table-cell>
          <table:table-cell table:style-name="Таблиця3.A2" office:value-type="string">
            <text:p text:style-name="P34"><text:span text:style-name="T66">a</text:span><text:span text:style-name="T92">2</text:span></text:p>
          </table:table-cell>
          <table:table-cell table:style-name="Таблиця3.A2" office:value-type="string">
            <text:p text:style-name="P34"><text:span text:style-name="T66">a</text:span><text:span text:style-name="T92">1</text:span></text:p>
          </table:table-cell>
          <table:table-cell table:style-name="Таблиця3.A2" office:value-type="string">
            <text:p text:style-name="P34"><text:span text:style-name="T66">a</text:span><text:span text:style-name="T90">2</text:span></text:p>
          </table:table-cell>
          <table:table-cell table:style-name="Таблиця3.E2" office:value-type="string">
            <text:p text:style-name="P34"><text:span text:style-name="T66">a</text:span><text:span text:style-name="T90">1</text:span></text:p>
          </table:table-cell>
        </table:table-row>
      </table:table>
      <text:p text:style-name="P6"/>
      <text:p text:style-name="P2"><text:span text:style-name="Основной_20_текст4"><text:span text:style-name="T2">2. Побудувати автомат Мура, еквівалентний заданому автомату Мілі:</text:span></text:span></text:p>
      <text:p text:style-name="P2"><text:span text:style-name="Основной_20_текст4"><text:span text:style-name="T2"/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32"><text:span text:style-name="T100">δ</text:span>/<text:span text:style-name="T100">λ</text:span></text:p>
          </table:table-cell>
          <table:table-cell table:style-name="Таблиця2.A1" office:value-type="string">
            <text:p text:style-name="P35"><text:span text:style-name="T102">a</text:span><text:span text:style-name="T90">1</text:span></text:p>
          </table:table-cell>
          <table:table-cell table:style-name="Таблиця2.A1" office:value-type="string">
            <text:p text:style-name="P35"><text:span text:style-name="T102">a</text:span><text:span text:style-name="T90">2</text:span></text:p>
          </table:table-cell>
          <table:table-cell table:style-name="Таблиця2.D1" office:value-type="string">
            <text:p text:style-name="P35"><text:span text:style-name="T102">a</text:span><text:span text:style-name="T90">3</text:span></text:p>
          </table:table-cell>
        </table:table-row>
        <table:table-row table:style-name="Таблиця2.1">
          <table:table-cell table:style-name="Таблиця2.A2" office:value-type="string">
            <text:p text:style-name="P35"><text:span text:style-name="T66">x</text:span><text:span text:style-name="T90">1</text:span></text:p>
          </table:table-cell>
          <table:table-cell table:style-name="Таблиця2.A2" office:value-type="string">
            <text:p text:style-name="P35"><text:span text:style-name="T66">a</text:span><text:span text:style-name="T91">3</text:span><text:span text:style-name="T66">/</text:span><text:span text:style-name="T67">2</text:span></text:p>
          </table:table-cell>
          <table:table-cell table:style-name="Таблиця2.A2" office:value-type="string">
            <text:p text:style-name="P35"><text:span text:style-name="T66">a</text:span><text:span text:style-name="T91">1</text:span><text:span text:style-name="T66">/</text:span><text:span text:style-name="T67">1</text:span></text:p>
          </table:table-cell>
          <table:table-cell table:style-name="Таблиця2.D2" office:value-type="string">
            <text:p text:style-name="P35"><text:span text:style-name="T66">a</text:span><text:span text:style-name="T92">3</text:span><text:span text:style-name="T66">/1</text:span></text:p>
          </table:table-cell>
        </table:table-row>
        <table:table-row table:style-name="Таблиця2.1">
          <table:table-cell table:style-name="Таблиця2.A2" office:value-type="string">
            <text:p text:style-name="P35"><text:span text:style-name="T66">x</text:span><text:span text:style-name="T90">2</text:span></text:p>
          </table:table-cell>
          <table:table-cell table:style-name="Таблиця2.A2" office:value-type="string">
            <text:p text:style-name="P35"><text:span text:style-name="T66">a</text:span><text:span text:style-name="T91">2</text:span><text:span text:style-name="T66">/2</text:span></text:p>
          </table:table-cell>
          <table:table-cell table:style-name="Таблиця2.A2" office:value-type="string">
            <text:p text:style-name="P35"><text:span text:style-name="T66">a</text:span><text:span text:style-name="T91">2</text:span><text:span text:style-name="T66">/</text:span><text:span text:style-name="T68">2</text:span></text:p>
          </table:table-cell>
          <table:table-cell table:style-name="Таблиця2.D2" office:value-type="string">
            <text:p text:style-name="P35"><text:span text:style-name="T66">a</text:span><text:span text:style-name="T92">2</text:span><text:span text:style-name="T66">/1</text:span></text:p>
          </table:table-cell>
        </table:table-row>
      </table:table>
      <text:p text:style-name="P2"><text:span text:style-name="Основной_20_текст4"><text:span text:style-name="T2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2"><text:span text:style-name="T100">δ</text:span>/<text:span text:style-name="T100">λ</text:span></text:p>
          </table:table-cell>
          <table:table-cell table:style-name="Таблиця1.A1" office:value-type="string">
            <text:p text:style-name="P34"><text:span text:style-name="T102">a</text:span><text:span text:style-name="T90">1</text:span></text:p>
          </table:table-cell>
          <table:table-cell table:style-name="Таблиця1.A1" office:value-type="string">
            <text:p text:style-name="P34"><text:span text:style-name="T102">a</text:span><text:span text:style-name="T90">2</text:span></text:p>
          </table:table-cell>
          <table:table-cell table:style-name="Таблиця1.A1" office:value-type="string">
            <text:p text:style-name="P34"><text:span text:style-name="T102">a</text:span><text:span text:style-name="T90">3</text:span></text:p>
          </table:table-cell>
          <table:table-cell table:style-name="Таблиця1.A1" office:value-type="string">
            <text:p text:style-name="P34"><text:span text:style-name="T102">a</text:span><text:span text:style-name="T90">4</text:span></text:p>
          </table:table-cell>
          <table:table-cell table:style-name="Таблиця1.A1" office:value-type="string">
            <text:p text:style-name="P34"><text:span text:style-name="T102">a</text:span><text:span text:style-name="T90">5</text:span></text:p>
          </table:table-cell>
          <table:table-cell table:style-name="Таблиця1.A1" office:value-type="string">
            <text:p text:style-name="P34"><text:span text:style-name="T102">a</text:span><text:span text:style-name="T90">6</text:span></text:p>
          </table:table-cell>
          <table:table-cell table:style-name="Таблиця1.H1" office:value-type="string">
            <text:p text:style-name="P34"><text:span text:style-name="T102">a</text:span><text:span text:style-name="T90">7</text:span></text:p>
          </table:table-cell>
        </table:table-row>
        <table:table-row table:style-name="Таблиця1.1">
          <table:table-cell table:style-name="Таблиця1.A2" office:value-type="string">
            <text:p text:style-name="P34"><text:span text:style-name="T66">x</text:span><text:span text:style-name="T90">1</text:span></text:p>
          </table:table-cell>
          <table:table-cell table:style-name="Таблиця1.A2" office:value-type="string">
            <text:p text:style-name="P34"><text:span text:style-name="T66">a</text:span><text:span text:style-name="T90">2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3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6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2">4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3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3</text:span><text:span text:style-name="T66">/1</text:span></text:p>
          </table:table-cell>
          <table:table-cell table:style-name="Таблиця1.H2" office:value-type="string">
            <text:p text:style-name="P34"><text:span text:style-name="T66">a</text:span><text:span text:style-name="T90">3</text:span><text:span text:style-name="T66">/1</text:span></text:p>
          </table:table-cell>
        </table:table-row>
        <table:table-row table:style-name="Таблиця1.1">
          <table:table-cell table:style-name="Таблиця1.A2" office:value-type="string">
            <text:p text:style-name="P34"><text:span text:style-name="T66">x</text:span><text:span text:style-name="T90">2</text:span></text:p>
          </table:table-cell>
          <table:table-cell table:style-name="Таблиця1.A2" office:value-type="string">
            <text:p text:style-name="P34"><text:span text:style-name="T66">a</text:span><text:span text:style-name="T90">1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0">5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0">3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2">6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0">4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0">7</text:span><text:span text:style-name="T66">/2</text:span></text:p>
          </table:table-cell>
          <table:table-cell table:style-name="Таблиця1.H2" office:value-type="string">
            <text:p text:style-name="P34"><text:span text:style-name="T66">a</text:span><text:span text:style-name="T90">2</text:span><text:span text:style-name="T66">/2</text:span></text:p>
          </table:table-cell>
        </table:table-row>
        <table:table-row table:style-name="Таблиця1.1">
          <table:table-cell table:style-name="Таблиця1.A2" office:value-type="string">
            <text:p text:style-name="P34"><text:span text:style-name="T66">x</text:span><text:span text:style-name="T90">3</text:span></text:p>
          </table:table-cell>
          <table:table-cell table:style-name="Таблиця1.A2" office:value-type="string">
            <text:p text:style-name="P34"><text:span text:style-name="T66">a</text:span><text:span text:style-name="T90">7</text:span><text:span text:style-name="T66">/2</text:span></text:p>
          </table:table-cell>
          <table:table-cell table:style-name="Таблиця1.A2" office:value-type="string">
            <text:p text:style-name="P34"><text:span text:style-name="T66">a</text:span><text:span text:style-name="T90">4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3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2">5</text:span><text:span text:style-name="T66">/</text:span><text:span text:style-name="T67">2</text:span></text:p>
          </table:table-cell>
          <table:table-cell table:style-name="Таблиця1.A2" office:value-type="string">
            <text:p text:style-name="P34"><text:span text:style-name="T66">a</text:span><text:span text:style-name="T90">5</text:span><text:span text:style-name="T66">/1</text:span></text:p>
          </table:table-cell>
          <table:table-cell table:style-name="Таблиця1.A2" office:value-type="string">
            <text:p text:style-name="P34"><text:span text:style-name="T66">a</text:span><text:span text:style-name="T90">2</text:span><text:span text:style-name="T66">/1</text:span></text:p>
          </table:table-cell>
          <table:table-cell table:style-name="Таблиця1.H2" office:value-type="string">
            <text:p text:style-name="P34"><text:span text:style-name="T66">a</text:span><text:span text:style-name="T90">4</text:span><text:span text:style-name="T66">/1</text:span></text:p>
          </table:table-cell>
        </table:table-row>
      </table:table>
      <text:p text:style-name="P24"/>
      <text:p text:style-name="P12"><text:span text:style-name="Основной_20_текст4"><text:span text:style-name="T4">4. Побудувати скінченний автомат </text:span></text:span><text:span text:style-name="Основной_20_текст4"><text:span text:style-name="T6">(тобто побудувати і детермінізувати джерело)</text:span></text:span><text:span text:style-name="Основной_20_текст4"><text:span text:style-name="T4">, який зображує подію Р, задану регулярним виразом </text:span></text:span><text:span text:style-name="Основной_20_текст4"><text:span text:style-name="T8">(</text:span></text:span><text:span text:style-name="Основной_20_текст4"><text:span text:style-name="T4">ba</text:span></text:span><text:span text:style-name="Основной_20_текст4"><text:span text:style-name="T93"> </text:span></text:span><text:span text:style-name="Основной_20_текст4"><text:span text:style-name="T4">∪</text:span></text:span><text:span text:style-name="Основной_20_текст4"><text:span text:style-name="T93"> </text:span></text:span><text:span text:style-name="Основной_20_текст4"><text:span text:style-name="T11">b</text:span></text:span><text:span text:style-name="Основной_20_текст4"><text:span text:style-name="T8">)</text:span></text:span><text:span text:style-name="Основной_20_текст4"><text:span text:style-name="T93">*</text:span></text:span><text:span text:style-name="Основной_20_текст4"><text:span text:style-name="T11">b</text:span></text:span><text:span text:style-name="Основной_20_текст4"><text:span text:style-name="T93">*</text:span></text:span><text:span text:style-name="Основной_20_текст4"><text:span text:style-name="T8">(</text:span></text:span><text:span text:style-name="Основной_20_текст4"><text:span text:style-name="T4">(a∪</text:span></text:span><text:span text:style-name="Основной_20_текст4"><text:span text:style-name="T8">b</text:span></text:span><text:span text:style-name="Основной_20_текст4"><text:span text:style-name="T4">)</text:span></text:span><text:span text:style-name="Основной_20_текст4"><text:span text:style-name="T93">* </text:span></text:span><text:span text:style-name="Основной_20_текст4"><text:span text:style-name="T4">∪</text:span></text:span><text:span text:style-name="Основной_20_текст4"><text:span text:style-name="T93"> </text:span></text:span><text:span text:style-name="Основной_20_текст4"><text:span text:style-name="T4">ab</text:span></text:span><text:span text:style-name="Основной_20_текст4"><text:span text:style-name="T93">*</text:span></text:span><text:span text:style-name="Основной_20_текст4"><text:span text:style-name="T4">)</text:span></text:span><text:span text:style-name="Основной_20_текст4"><text:span text:style-name="T93">*</text:span></text:span><text:span text:style-name="Основной_20_текст4"><text:span text:style-name="T4">∪</text:span></text:span><text:span text:style-name="Основной_20_текст4"><text:span text:style-name="T93"> </text:span></text:span><text:span text:style-name="Основной_20_текст4"><text:span text:style-name="T11">a</text:span></text:span><text:span text:style-name="Основной_20_текст4"><text:span text:style-name="T4">.</text:span></text:span></text:p>
      <text:p text:style-name="P10"><text:span text:style-name="Основной_20_текст4"><text:span text:style-name="T4"/></text:span></text:p>
      <text:p text:style-name="P11"><text:span text:style-name="Основной_20_текст4"><text:span text:style-name="T5">5. </text:span></text:span><text:span text:style-name="Основной_20_текст4"><text:span text:style-name="T4">З використанням алгоритму Мак-Нотона - Ямади побудувати регулярний вираз для події, зображеної в </text:span></text:span><text:span text:style-name="Основной_20_текст4"><text:span text:style-name="T7">наведеному нижче </text:span></text:span><text:span text:style-name="Основной_20_текст4"><text:span text:style-name="T4">автоматі-</text:span></text:span><text:span text:style-name="Основной_20_текст4"><text:span text:style-name="T10">розпізнавачі</text:span></text:span><text:span text:style-name="Основной_20_текст4"><text:span text:style-name="T4"> з </text:span></text:span><text:span text:style-name="Основной_20_текст4"><text:span text:style-name="T9">початковим станом </text:span></text:span><text:span text:style-name="Основной_20_текст4"><text:span text:style-name="T3">a</text:span></text:span><text:span text:style-name="Основной_20_текст4"><text:span text:style-name="T84">1</text:span></text:span><text:span text:style-name="Основной_20_текст4"><text:span text:style-name="T3"> </text:span></text:span><text:span text:style-name="Основной_20_текст4"><text:span text:style-name="T9">і </text:span></text:span><text:span text:style-name="Основной_20_текст4"><text:span text:style-name="T4">м</text:span></text:span><text:span text:style-name="Основной_20_текст4"><text:span text:style-name="T3">ножин</text:span></text:span><text:span text:style-name="Основной_20_текст4"><text:span text:style-name="T4">ою</text:span></text:span><text:span text:style-name="Основной_20_текст4"><text:span text:style-name="T3"> заключних станів F={a</text:span></text:span><text:span text:style-name="Основной_20_текст4"><text:span text:style-name="T83">2</text:span></text:span><text:span text:style-name="Основной_20_текст4"><text:span text:style-name="T3">, a</text:span></text:span><text:span text:style-name="Основной_20_текст4"><text:span text:style-name="T83">3</text:span></text:span><text:span text:style-name="Основной_20_текст4"><text:span text:style-name="T3">}</text:span></text:span><text:span text:style-name="Основной_20_текст4"><text:span text:style-name="T4">:</text:span></text:span></text:p>
      <text:p text:style-name="P2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A"/>
        <table:table-column table:style-name="Таблиця4.D"/>
        <table:table-row table:style-name="Таблиця4.1">
          <table:table-cell table:style-name="Таблиця4.A1" office:value-type="string">
            <text:p text:style-name="P33">δ</text:p>
          </table:table-cell>
          <table:table-cell table:style-name="Таблиця4.A1" office:value-type="string">
            <text:p text:style-name="P36"><text:span text:style-name="T102">a</text:span><text:span text:style-name="T90">1</text:span></text:p>
          </table:table-cell>
          <table:table-cell table:style-name="Таблиця4.A1" office:value-type="string">
            <text:p text:style-name="P36"><text:span text:style-name="T102">a</text:span><text:span text:style-name="T90">2</text:span></text:p>
          </table:table-cell>
          <table:table-cell table:style-name="Таблиця4.D1" office:value-type="string">
            <text:p text:style-name="P36"><text:span text:style-name="T102">a</text:span><text:span text:style-name="T90">3</text:span></text:p>
          </table:table-cell>
        </table:table-row>
        <table:table-row table:style-name="Таблиця4.1">
          <table:table-cell table:style-name="Таблиця4.A2" office:value-type="string">
            <text:p text:style-name="P36"><text:span text:style-name="T66">x</text:span><text:span text:style-name="T90">1</text:span></text:p>
          </table:table-cell>
          <table:table-cell table:style-name="Таблиця4.A2" office:value-type="string">
            <text:p text:style-name="P36"><text:span text:style-name="T66">a</text:span><text:span text:style-name="T92">1</text:span></text:p>
          </table:table-cell>
          <table:table-cell table:style-name="Таблиця4.A2" office:value-type="string">
            <text:p text:style-name="P36"><text:span text:style-name="T66">a</text:span><text:span text:style-name="T91">3</text:span></text:p>
          </table:table-cell>
          <table:table-cell table:style-name="Таблиця4.D2" office:value-type="string">
            <text:p text:style-name="P36"><text:span text:style-name="T66">a</text:span><text:span text:style-name="T91">2</text:span></text:p>
          </table:table-cell>
        </table:table-row>
        <table:table-row table:style-name="Таблиця4.1">
          <table:table-cell table:style-name="Таблиця4.A2" office:value-type="string">
            <text:p text:style-name="P36"><text:span text:style-name="T66">x</text:span><text:span text:style-name="T90">2</text:span></text:p>
          </table:table-cell>
          <table:table-cell table:style-name="Таблиця4.A2" office:value-type="string">
            <text:p text:style-name="P36"><text:span text:style-name="T66">a</text:span><text:span text:style-name="T91">2</text:span></text:p>
          </table:table-cell>
          <table:table-cell table:style-name="Таблиця4.A2" office:value-type="string">
            <text:p text:style-name="P36"><text:span text:style-name="T66">a</text:span><text:span text:style-name="T91">2</text:span></text:p>
          </table:table-cell>
          <table:table-cell table:style-name="Таблиця4.D2" office:value-type="string">
            <text:p text:style-name="P36"><text:span text:style-name="T66">a</text:span><text:span text:style-name="T91">1</text:span></text:p>
          </table:table-cell>
        </table:table-row>
      </table:table>
      <text:p text:style-name="P9"><text:soft-page-break/><text:span text:style-name="Основной_20_текст4"><text:span text:style-name="T4"/></text:span></text:p>
      <text:p text:style-name="P14"><text:span text:style-name="Основной_20_текст4"><text:span text:style-name="T12">6. </text:span></text:span><text:span text:style-name="Основной_20_текст4"><text:span text:style-name="T14">Нехай Х</text:span></text:span><text:span text:style-name="Основной_20_текст4"><text:span text:style-name="T95">*</text:span></text:span><text:span text:style-name="Основной_20_текст4"><text:span text:style-name="T14"> </text:span></text:span><text:span text:style-name="Основной_20_текст4"><text:span text:style-name="T12">– </text:span></text:span><text:span text:style-name="Основной_20_текст4"><text:span text:style-name="T15">множина всіх слів </text:span></text:span><text:span text:style-name="Основной_20_текст4"><text:span text:style-name="T16">у</text:span></text:span><text:span text:style-name="Основной_20_текст4"><text:span text:style-name="T15"> алфавіті Х. </text:span></text:span><text:span text:style-name="Основной_20_текст4"><text:span text:style-name="T12">Побудувати граф та таблиці переходів і виходів автомата А: {x</text:span></text:span><text:span text:style-name="Основной_20_текст4"><text:span text:style-name="T85">1</text:span></text:span><text:span text:style-name="Основной_20_текст4"><text:span text:style-name="T12">, x</text:span></text:span><text:span text:style-name="Основной_20_текст4"><text:span text:style-name="T85">2</text:span></text:span><text:span text:style-name="Основной_20_текст4"><text:span text:style-name="T12">, x</text:span></text:span><text:span text:style-name="Основной_20_текст4"><text:span text:style-name="T85">3</text:span></text:span><text:span text:style-name="Основной_20_текст4"><text:span text:style-name="T12">, x</text:span></text:span><text:span text:style-name="Основной_20_текст4"><text:span text:style-name="T85">4</text:span></text:span><text:span text:style-name="Основной_20_текст4"><text:span text:style-name="T12">}</text:span></text:span><text:span text:style-name="Основной_20_текст4"><text:span text:style-name="T94">*</text:span></text:span><text:span text:style-name="Основной_20_текст4"><text:span text:style-name="T50">→</text:span></text:span><text:span text:style-name="Основной_20_текст4"><text:span text:style-name="T12">{0, 1}</text:span></text:span><text:span text:style-name="Основной_20_текст4"><text:span text:style-name="T94">*</text:span></text:span><text:span text:style-name="Основной_20_текст4"><text:span text:style-name="T12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6">1</text:span></text:span><text:span text:style-name="Основной_20_текст4"><text:span text:style-name="T12"> – будь-який символ, крім лівої і правої дужок та кінця виразу, x</text:span></text:span><text:span text:style-name="Основной_20_текст4"><text:span text:style-name="T85">2</text:span></text:span><text:span text:style-name="Основной_20_текст4"><text:span text:style-name="T12"> – права дужка, x</text:span></text:span><text:span text:style-name="Основной_20_текст4"><text:span text:style-name="T86">3</text:span></text:span><text:span text:style-name="Основной_20_текст4"><text:span text:style-name="T12"> – ліва дужка, x</text:span></text:span><text:span text:style-name="Основной_20_текст4"><text:span text:style-name="T85">4</text:span></text:span><text:span text:style-name="Основной_20_текст4"><text:span text:style-name="T12"> – символ, що позначає кінець виразу.</text:span></text:span></text:p>
      <text:p text:style-name="P13"><text:span text:style-name="Основной_20_текст4"><text:span text:style-name="T12"/></text:span></text:p>
      <text:p text:style-name="P16"><text:span text:style-name="Основной_20_текст4"><text:span text:style-name="T13">7. </text:span></text:span><text:span text:style-name="Основной_20_текст4"><text:span text:style-name="T33">Написати регулярний вираз, що задає подію </text:span></text:span><text:span text:style-name="Основной_20_текст4"><text:span text:style-name="T34">Р</text:span></text:span><text:span text:style-name="Основной_20_текст4"><text:span text:style-name="T69">∩</text:span></text:span><text:span text:style-name="Основной_20_текст4"><text:span text:style-name="T33">Q в алфавіті Х={0, 1}, де Р – подія, що складається лише з таких слів в алфавіті Х, </text:span></text:span><text:span text:style-name="Основной_20_текст4"><text:span text:style-name="T35">у </text:span></text:span><text:span text:style-name="Основной_20_текст4"><text:span text:style-name="T33">як</text:span></text:span><text:span text:style-name="Основной_20_текст4"><text:span text:style-name="T35">их </text:span></text:span><text:span text:style-name="Основной_20_текст4"><text:span text:style-name="T36">0 утворюють підслова </text:span></text:span><text:span text:style-name="Основной_20_текст4"><text:span text:style-name="T37">не</text:span></text:span><text:span text:style-name="Основной_20_текст4"><text:span text:style-name="T36">парної довжини</text:span></text:span><text:span text:style-name="Основной_20_текст4"><text:span text:style-name="T33">, а Q – </text:span></text:span><text:span text:style-name="Основной_20_текст4"><text:span text:style-name="T38">це множина всіх слів у</text:span></text:span><text:span text:style-name="Основной_20_текст4"><text:span text:style-name="T33"> алфавіті Х, </text:span></text:span><text:span text:style-name="Основной_20_текст4"><text:span text:style-name="T38">які починаються з </text:span></text:span><text:span text:style-name="Основной_20_текст4"><text:span text:style-name="T39">1</text:span></text:span><text:span text:style-name="Основной_20_текст4"><text:span text:style-name="T38">.</text:span></text:span></text:p>
      <text:p text:style-name="P16"><text:span text:style-name="Основной_20_текст4"><text:span text:style-name="T13"/></text:span></text:p>
      <text:p text:style-name="P17"><text:span text:style-name="Основной_20_текст4"><text:span text:style-name="T42">8</text:span></text:span><text:span text:style-name="Основной_20_текст4"><text:span text:style-name="T34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8">1</text:span></text:span><text:span text:style-name="Основной_20_текст4"><text:span text:style-name="T69">∩</text:span></text:span><text:span text:style-name="Основной_20_текст4"><text:span text:style-name="T34">Р</text:span></text:span><text:span text:style-name="Основной_20_текст4"><text:span text:style-name="T88">2</text:span></text:span><text:span text:style-name="Основной_20_текст4"><text:span text:style-name="T34">, де події Р</text:span></text:span><text:span text:style-name="Основной_20_текст4"><text:span text:style-name="T88">1 </text:span></text:span><text:span text:style-name="Основной_20_текст4"><text:span text:style-name="T34">і Р</text:span></text:span><text:span text:style-name="Основной_20_текст4"><text:span text:style-name="T88">2</text:span></text:span><text:span text:style-name="Основной_20_текст4"><text:span text:style-name="T34"> задані регулярними виразами r</text:span></text:span><text:span text:style-name="Основной_20_текст4"><text:span text:style-name="T88">1</text:span></text:span><text:span text:style-name="Основной_20_текст4"><text:span text:style-name="T34"> і r</text:span></text:span><text:span text:style-name="Основной_20_текст4"><text:span text:style-name="T88">2</text:span></text:span><text:span text:style-name="Основной_20_текст4"><text:span text:style-name="T34"> відповідно.</text:span></text:span></text:p>
      <text:p text:style-name="P17"><text:span text:style-name="Основной_20_текст4"><text:span text:style-name="T13"/></text:span></text:p>
      <text:p text:style-name="P17"><text:span text:style-name="Основной_20_текст4"><text:span text:style-name="T43">9</text:span></text:span><text:span text:style-name="Основной_20_текст4"><text:span text:style-name="T17">. Довести, що в автоматi </text:span></text:span><text:span text:style-name="Основной_20_текст4"><text:span text:style-name="T28">A</text:span></text:span><text:span text:style-name="Основной_20_текст4"><text:span text:style-name="T17"> = (</text:span></text:span><text:span text:style-name="Основной_20_текст4"><text:span text:style-name="T56">X</text:span></text:span><text:span text:style-name="Основной_20_текст4"><text:span text:style-name="T17">, </text:span></text:span><text:span text:style-name="Основной_20_текст4"><text:span text:style-name="T56">Y</text:span></text:span><text:span text:style-name="Основной_20_текст4"><text:span text:style-name="T17">, </text:span></text:span><text:span text:style-name="Основной_20_текст4"><text:span text:style-name="T56">U</text:span></text:span><text:span text:style-name="Основной_20_текст4"><text:span text:style-name="T17">, δ, λ) для довiльного вхiдного слова p = p</text:span></text:span><text:span text:style-name="Основной_20_текст4"><text:span text:style-name="T87">1</text:span></text:span><text:span text:style-name="Основной_20_текст4"><text:span text:style-name="T17">p</text:span></text:span><text:span text:style-name="Основной_20_текст4"><text:span text:style-name="T87">2</text:span></text:span><text:span text:style-name="Основной_20_текст4"><text:span text:style-name="T17">∈</text:span></text:span><text:span text:style-name="Основной_20_текст4"><text:span text:style-name="T56">X</text:span></text:span><text:span text:style-name="Основной_20_текст4"><text:span text:style-name="T96">*</text:span></text:span><text:span text:style-name="Основной_20_текст4"><text:span text:style-name="T17"> i будь-якого стану a</text:span></text:span><text:span text:style-name="Основной_20_текст4"><text:span text:style-name="T87">i</text:span></text:span><text:span text:style-name="Основной_20_текст4"><text:span text:style-name="T17">∈</text:span></text:span><text:span text:style-name="Основной_20_текст4"><text:span text:style-name="T56">U</text:span></text:span><text:span text:style-name="Основной_20_текст4"><text:span text:style-name="T17"> виконуються рiвностi</text:span></text:span></text:p>
      <text:p text:style-name="P17"><text:span text:style-name="Основной_20_текст4"><text:span text:style-name="T17">δ</text:span></text:span><text:span text:style-name="Основной_20_текст4"><text:span text:style-name="T96">*</text:span></text:span><text:span text:style-name="Основной_20_текст4"><text:span text:style-name="T17">(a</text:span></text:span><text:span text:style-name="Основной_20_текст4"><text:span text:style-name="T87">i</text:span></text:span><text:span text:style-name="Основной_20_текст4"><text:span text:style-name="T17">, p</text:span></text:span><text:span text:style-name="Основной_20_текст4"><text:span text:style-name="T87">1</text:span></text:span><text:span text:style-name="Основной_20_текст4"><text:span text:style-name="T17">p</text:span></text:span><text:span text:style-name="Основной_20_текст4"><text:span text:style-name="T87">2</text:span></text:span><text:span text:style-name="Основной_20_текст4"><text:span text:style-name="T17">) = δ</text:span></text:span><text:span text:style-name="Основной_20_текст4"><text:span text:style-name="T96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6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87">i</text:span></text:span><text:span text:style-name="Основной_20_текст4"><text:span text:style-name="T17">, p</text:span></text:span><text:span text:style-name="Основной_20_текст4"><text:span text:style-name="T87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87">2</text:span></text:span><text:span text:style-name="Основной_20_текст4"><text:span text:style-name="T17">), </text:span></text:span></text:p>
      <text:p text:style-name="P17"><text:span text:style-name="Основной_20_текст4"><text:span text:style-name="T17">λ</text:span></text:span><text:span text:style-name="Основной_20_текст4"><text:span text:style-name="T96">*</text:span></text:span><text:span text:style-name="Основной_20_текст4"><text:span text:style-name="T17">(a</text:span></text:span><text:span text:style-name="Основной_20_текст4"><text:span text:style-name="T87">i</text:span></text:span><text:span text:style-name="Основной_20_текст4"><text:span text:style-name="T17">, p</text:span></text:span><text:span text:style-name="Основной_20_текст4"><text:span text:style-name="T87">1</text:span></text:span><text:span text:style-name="Основной_20_текст4"><text:span text:style-name="T17">p</text:span></text:span><text:span text:style-name="Основной_20_текст4"><text:span text:style-name="T87">2</text:span></text:span><text:span text:style-name="Основной_20_текст4"><text:span text:style-name="T17">) = δ</text:span></text:span><text:span text:style-name="Основной_20_текст4"><text:span text:style-name="T96">*</text:span></text:span><text:span text:style-name="Основной_20_текст4"><text:span text:style-name="T29">(</text:span></text:span><text:span text:style-name="Основной_20_текст4"><text:span text:style-name="T17">δ</text:span></text:span><text:span text:style-name="Основной_20_текст4"><text:span text:style-name="T96">*</text:span></text:span><text:span text:style-name="Основной_20_текст4"><text:span text:style-name="T29">(</text:span></text:span><text:span text:style-name="Основной_20_текст4"><text:span text:style-name="T17">a</text:span></text:span><text:span text:style-name="Основной_20_текст4"><text:span text:style-name="T87">i</text:span></text:span><text:span text:style-name="Основной_20_текст4"><text:span text:style-name="T17">, p</text:span></text:span><text:span text:style-name="Основной_20_текст4"><text:span text:style-name="T87">1</text:span></text:span><text:span text:style-name="Основной_20_текст4"><text:span text:style-name="T29">), </text:span></text:span><text:span text:style-name="Основной_20_текст4"><text:span text:style-name="T17">p</text:span></text:span><text:span text:style-name="Основной_20_текст4"><text:span text:style-name="T87">2</text:span></text:span><text:span text:style-name="Основной_20_текст4"><text:span text:style-name="T17">),</text:span></text:span></text:p>
      <text:p text:style-name="P17"><text:span text:style-name="Основной_20_текст4"><text:span text:style-name="T29">де </text:span></text:span><text:span text:style-name="Основной_20_текст4"><text:span text:style-name="T17">δ</text:span></text:span><text:span text:style-name="Основной_20_текст4"><text:span text:style-name="T96">* </text:span></text:span><text:span text:style-name="Основной_20_текст4"><text:span text:style-name="T29">і</text:span></text:span><text:span text:style-name="Основной_20_текст4"><text:span text:style-name="T17"> λ</text:span></text:span><text:span text:style-name="Основной_20_текст4"><text:span text:style-name="T96">*</text:span></text:span><text:span text:style-name="Основной_20_текст4"><text:span text:style-name="T17"> - </text:span></text:span><text:span text:style-name="Основной_20_текст4"><text:span text:style-name="T29">розширені функції переходів і виходів </text:span></text:span><text:span text:style-name="Основной_20_текст4"><text:span text:style-name="T17">автомат</text:span></text:span><text:span text:style-name="Основной_20_текст4"><text:span text:style-name="T29">а</text:span></text:span><text:span text:style-name="Основной_20_текст4"><text:span text:style-name="T17"> A </text:span></text:span><text:span text:style-name="Основной_20_текст4"><text:span text:style-name="T29">відповідно</text:span></text:span><text:span text:style-name="Основной_20_текст4"><text:span text:style-name="T17">.</text:span></text:span></text:p>
      <text:p text:style-name="P17"><text:span text:style-name="Основной_20_текст4"><text:span text:style-name="T17"/></text:span></text:p>
      <text:p text:style-name="P18"><text:span text:style-name="Основной_20_текст4"><text:span text:style-name="T17">1</text:span></text:span><text:span text:style-name="Основной_20_текст4"><text:span text:style-name="T43">0</text:span></text:span><text:span text:style-name="Основной_20_текст4"><text:span text:style-name="T17">. </text:span></text:span><text:span text:style-name="Основной_20_текст4"><text:span text:style-name="T47">Навести приклад таких подій P і Q, що:</text:span></text:span></text:p>
      <text:p text:style-name="P18"><text:span text:style-name="Основной_20_текст4"><text:span text:style-name="T47">(а) P ⊂ Q, однак P* = Q*; (б) P* = Q*, однак P ⊄ Q (символ ⊄ позначає, що не виконується жодне зі співвідношень ⊃ , ⊇ , ⊂ , ⊆ , =).</text:span></text:span></text:p>
      <text:p text:style-name="P17"><text:span text:style-name="Основной_20_текст4"><text:span text:style-name="T17"/></text:span></text:p>
      <text:p text:style-name="P17"><text:span text:style-name="Основной_20_текст4"><text:span text:style-name="T30">1</text:span></text:span><text:span text:style-name="Основной_20_текст4"><text:span text:style-name="T44">1</text:span></text:span><text:span text:style-name="Основной_20_текст4"><text:span text:style-name="T30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7">.</text:span></text:span></text:p>
      <text:p text:style-name="P17"><text:span text:style-name="Основной_20_текст4"><text:span text:style-name="T17"/></text:span></text:p>
      <text:p text:style-name="P17"><text:span text:style-name="Основной_20_текст4"><text:span text:style-name="T30">1</text:span></text:span><text:span text:style-name="Основной_20_текст4"><text:span text:style-name="T44">2</text:span></text:span><text:span text:style-name="Основной_20_текст4"><text:span text:style-name="T30">. Назвіть критерії оцінки оптимальності (мінімальності) регулярних виразів. </text:span></text:span><text:span text:style-name="Основной_20_текст4"><text:span text:style-name="T31">Чи існує </text:span></text:span><text:span text:style-name="Основной_20_текст4"><text:span text:style-name="T30">в алгебрі регулярних подій </text:span></text:span><text:span text:style-name="Основной_20_текст4"><text:span text:style-name="T31">алгоритм пошуку </text:span></text:span><text:span text:style-name="Основной_20_текст4"><text:span text:style-name="T30">оптимально</text:span></text:span><text:span text:style-name="Основной_20_текст4"><text:span text:style-name="T31">го</text:span></text:span><text:span text:style-name="Основной_20_текст4"><text:span text:style-name="T30"> (мінімально</text:span></text:span><text:span text:style-name="Основной_20_текст4"><text:span text:style-name="T31">го</text:span></text:span><text:span text:style-name="Основной_20_текст4"><text:span text:style-name="T30">) регулярн</text:span></text:span><text:span text:style-name="Основной_20_текст4"><text:span text:style-name="T31">ого</text:span></text:span><text:span text:style-name="Основной_20_текст4"><text:span text:style-name="T30"> вираз</text:span></text:span><text:span text:style-name="Основной_20_текст4"><text:span text:style-name="T31">у, рівносильного </text:span></text:span><text:span text:style-name="Основной_20_текст4"><text:span text:style-name="T30">(еквівалентно</text:span></text:span><text:span text:style-name="Основной_20_текст4"><text:span text:style-name="T31">го</text:span></text:span><text:span text:style-name="Основной_20_текст4"><text:span text:style-name="T30">)</text:span></text:span><text:span text:style-name="Основной_20_текст4"><text:span text:style-name="T31"> даному? Відповідь обґрунтувати.</text:span></text:span></text:p>
      <text:p text:style-name="P17"><text:span text:style-name="Основной_20_текст4"><text:span text:style-name="T31"/></text:span></text:p>
      <text:p text:style-name="P7"><text:span text:style-name="T103">1</text:span><text:span text:style-name="T104">3</text:span><text:span text:style-name="T102">. Нехай для непорожньої події P виконується рівність P</text:span><text:span text:style-name="T99">2</text:span><text:span text:style-name="T102">=P. Довести, що:</text:span></text:p>
      <text:p text:style-name="P5"><text:span text:style-name="T71">(а) </text:span><text:span text:style-name="T78">e</text:span><text:span text:style-name="T71">∈P </text:span><text:span text:style-name="Основной_20_текст_20__28_3_29__20__2b__20_Интервал_20_1_20_pt"><text:span text:style-name="T53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3">)</text:span></text:span><text:span text:style-name="T71">; (б) P</text:span><text:span text:style-name="T98">*</text:span><text:span text:style-name="T71">=P.</text:span></text:p>
      <text:p text:style-name="P19"><text:span text:style-name="Основной_20_текст4"><text:span text:style-name="T61"/></text:span></text:p>
      <text:p text:style-name="P19"><text:span text:style-name="T106">1</text:span><text:span text:style-name="T107">4</text:span><text:span text:style-name="T105">. </text:span><text:span text:style-name="Основной_20_текст4"><text:span text:style-name="T40">Нехай Р – нерегулярна подія, R – скінченна подія. Довести, що подія S – нерегулярна:</text:span></text:span></text:p>
      <text:p text:style-name="P17"><text:span text:style-name="Основной_20_текст4"><text:span text:style-name="T40">а) S=P</text:span></text:span><text:span text:style-name="Основной_20_текст4"><text:span text:style-name="T55">∪</text:span></text:span><text:span text:style-name="Основной_20_текст4"><text:span text:style-name="T40">R, б) S=P\R.</text:span></text:span></text:p>
      <text:p text:style-name="P17"><text:span text:style-name="Основной_20_текст4"><text:span text:style-name="T40"/></text:span></text:p>
      <text:p text:style-name="P17"><text:span text:style-name="T72">1</text:span><text:span text:style-name="T73">5</text:span><text:span text:style-name="T74">. </text:span><text:span text:style-name="T79">Нехай подія P зображувана в скінченному автоматі A та </text:span><text:span text:style-name="T80">e</text:span><text:span text:style-name="T79">∉P </text:span><text:span text:style-name="Основной_20_текст_20__28_3_29__20__2b__20_Интервал_20_1_20_pt"><text:span text:style-name="T53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3">)</text:span></text:span><text:span text:style-name="T79">. Як побудувати новий скінченний автомат A′, що зображує подію P ∪ {</text:span><text:span text:style-name="T80">e</text:span><text:span text:style-name="T79">}?</text:span></text:p>
      <text:p text:style-name="P21"/>
      <text:p text:style-name="P17"><text:span text:style-name="Основной_20_текст4"><text:span text:style-name="T63">1</text:span></text:span><text:span text:style-name="Основной_20_текст4"><text:span text:style-name="T64">6</text:span></text:span><text:span text:style-name="Основной_20_текст4"><text:span text:style-name="T63">. Довести л</text:span></text:span><text:span text:style-name="Основной_20_текст4"><text:span text:style-name="T65">ем</text:span></text:span><text:span text:style-name="Основной_20_текст4"><text:span text:style-name="T63">у</text:span></text:span><text:span text:style-name="Основной_20_текст4"><text:span text:style-name="T65"> “про накачку”: </text:span></text:span><text:span text:style-name="Основной_20_текст4"><text:span text:style-name="T63">д</text:span></text:span><text:span text:style-name="Основной_20_текст4"><text:span text:style-name="T65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9">w</text:span></text:span><text:span text:style-name="Основной_20_текст_20__28_3_29__20__2b__20_Интервал_20_1_20_pt"><text:span text:style-name="T54">∈</text:span></text:span><text:span text:style-name="Основной_20_текст4"><text:span text:style-name="T17">Р можна записати у вигляді <text:s/></text:span></text:span><text:span text:style-name="Основной_20_текст_20__28_3_29__20__2b__20_Интервал_20_1_20_pt"><text:span text:style-name="T59">w=р</text:span></text:span><text:span text:style-name="Основной_20_текст_20__28_3_29__20__2b__20_Интервал_20_1_20_pt"><text:span text:style-name="T89">1</text:span></text:span><text:span text:style-name="Основной_20_текст_20__28_3_29__20__2b__20_Интервал_20_1_20_pt"><text:span text:style-name="T59">рр</text:span></text:span><text:span text:style-name="Основной_20_текст_20__28_3_29__20__2b__20_Интервал_20_1_20_pt"><text:span text:style-name="T89">2</text:span></text:span><text:span text:style-name="Основной_20_текст_20__28_3_29__20__2b__20_Интервал_20_1_20_pt"><text:span text:style-name="T51">, </text:span></text:span><text:span text:style-name="Основной_20_текст_20__28_3_29__20__2b__20_Интервал_20_1_20_pt"><text:span text:style-name="T52">де </text:span></text:span><text:span text:style-name="Основной_20_текст_20__28_3_29__20__2b__20_Интервал_20_1_20_pt"><text:span text:style-name="T59">р</text:span></text:span><text:span text:style-name="Основной_20_текст_20__28_3_29__20__2b__20_Интервал_20_1_20_pt"><text:span text:style-name="T54">≠</text:span></text:span><text:span text:style-name="Основной_20_текст_20__28_3_29__20__2b__20_Интервал_20_1_20_pt"><text:span text:style-name="T58">е</text:span></text:span><text:span text:style-name="Основной_20_текст_20__28_3_29__20__2b__20_Интервал_20_1_20_pt"><text:span text:style-name="T57"> </text:span></text:span><text:span text:style-name="Основной_20_текст_20__28_3_29__20__2b__20_Интервал_20_1_20_pt"><text:span text:style-name="T53">(</text:span></text:span><text:span text:style-name="Основной_20_текст_20__28_3_29__20__2b__20_Интервал_20_1_20_pt"><text:span text:style-name="T57">е </text:span></text:span><text:span text:style-name="Основной_20_текст4"><text:span text:style-name="T12">–</text:span></text:span><text:span text:style-name="Основной_20_текст4"><text:span text:style-name="T18"> </text:span></text:span><text:span text:style-name="Основной_20_текст4"><text:span text:style-name="T16">порожнє </text:span></text:span><text:span text:style-name="Основной_20_текст4"><text:span text:style-name="T18">слово</text:span></text:span><text:span text:style-name="Основной_20_текст_20__28_3_29__20__2b__20_Интервал_20_1_20_pt"><text:span text:style-name="T53">)</text:span></text:span><text:span text:style-name="Основной_20_текст_20__28_3_29__20__2b__20_Интервал_20_1_20_pt"><text:span text:style-name="T51">, так, що для всіх k = 0, 1, 2, ... виконуватиметься </text:span></text:span><text:span text:style-name="Основной_20_текст_20__28_3_29__20__2b__20_Интервал_20_1_20_pt"><text:span text:style-name="T59">р</text:span></text:span><text:span text:style-name="Основной_20_текст_20__28_3_29__20__2b__20_Интервал_20_1_20_pt"><text:span text:style-name="T89">1</text:span></text:span><text:span text:style-name="Основной_20_текст_20__28_3_29__20__2b__20_Интервал_20_1_20_pt"><text:span text:style-name="T59">р</text:span></text:span><text:span text:style-name="Основной_20_текст_20__28_3_29__20__2b__20_Интервал_20_1_20_pt"><text:span text:style-name="T97">k</text:span></text:span><text:span text:style-name="Основной_20_текст_20__28_3_29__20__2b__20_Интервал_20_1_20_pt"><text:span text:style-name="T59">р</text:span></text:span><text:span text:style-name="Основной_20_текст_20__28_3_29__20__2b__20_Интервал_20_1_20_pt"><text:span text:style-name="T89">2</text:span></text:span><text:span text:style-name="Основной_20_текст_20__28_3_29__20__2b__20_Интервал_20_1_20_pt"><text:span text:style-name="T54">∈</text:span></text:span><text:span text:style-name="Основной_20_текст4"><text:span text:style-name="T17">Р.</text:span></text:span></text:p>
      <text:p text:style-name="P17"><text:span text:style-name="Основной_20_текст4"><text:span text:style-name="T1"/></text:span></text:p>
      <text:p text:style-name="P17"><text:span text:style-name="Основной_20_текст4"><text:span text:style-name="T42">1</text:span></text:span><text:span text:style-name="Основной_20_текст4"><text:span text:style-name="T44">7</text:span></text:span><text:span text:style-name="Основной_20_текст4"><text:span text:style-name="T42">. </text:span></text:span><text:span text:style-name="Основной_20_текст4"><text:span text:style-name="T45">Навести приклад події, яка нерегулярна і (одночасно) задовольняє умову “леми про накачку”.</text:span></text:span></text:p>
      <text:p text:style-name="P17"><text:span text:style-name="Основной_20_текст4"><text:span text:style-name="T45"/></text:span></text:p>
      <text:p text:style-name="P17"><text:span text:style-name="Основной_20_текст4"><text:span text:style-name="T19">1</text:span></text:span><text:span text:style-name="Основной_20_текст4"><text:span text:style-name="T44">8</text:span></text:span><text:span text:style-name="Основной_20_текст4"><text:span text:style-name="T19">. </text:span></text:span><text:span text:style-name="Основной_20_текст4"><text:span text:style-name="T17">Нехай </text:span></text:span><text:span text:style-name="Основной_20_текст4"><text:span text:style-name="T56">х</text:span></text:span><text:span text:style-name="Основной_20_текст4"><text:span text:style-name="T96">k</text:span></text:span><text:span text:style-name="Основной_20_текст4"><text:span text:style-name="T17"> – слово, що складається з k символів </text:span></text:span><text:span text:style-name="Основной_20_текст4"><text:span text:style-name="T56">х</text:span></text:span><text:span text:style-name="Основной_20_текст4"><text:span text:style-name="T17">. Скориставшись лемою “про накачку” </text:span></text:span><text:span text:style-name="Основной_20_текст4"><text:span text:style-name="T19">(див. задачу №1</text:span></text:span><text:span text:style-name="Основной_20_текст4"><text:span text:style-name="T44">6</text:span></text:span><text:span text:style-name="Основной_20_текст4"><text:span text:style-name="T19">) або, у крайньому разі, іншим методом, дов</text:span></text:span><text:span text:style-name="Основной_20_текст4"><text:span text:style-name="T17">ести, що подія</text:span></text:span></text:p>
      <text:p text:style-name="P22"><text:span text:style-name="Основной_20_текст4"><text:span text:style-name="T17">Р={</text:span></text:span><text:span text:style-name="Основной_20_текст4"><text:span text:style-name="T56">a</text:span></text:span><text:span text:style-name="Основной_20_текст4"><text:span text:style-name="T96">k! </text:span></text:span><text:span text:style-name="Основной_20_текст4"><text:span text:style-name="T17">| </text:span></text:span><text:span text:style-name="Основной_20_текст_20__28_3_29__20__2b__20_Интервал_20_1_20_pt"><text:span text:style-name="T51">k</text:span></text:span><text:span text:style-name="Основной_20_текст4"><text:span text:style-name="T41"> = 0, 1, 2, ...</text:span></text:span><text:span text:style-name="Основной_20_текст4"><text:span text:style-name="T17">} не регулярна.</text:span></text:span></text:p>
      <text:p text:style-name="P22"><text:soft-page-break/><text:span text:style-name="Основной_20_текст4"><text:span text:style-name="T17"/></text:span></text:p>
      <text:p text:style-name="P20"><text:span text:style-name="Основной_20_текст4"><text:span text:style-name="T46">19. Написати регулярний вираз у алфавіті X = {0, 1}, який задає подію, що складається зі всіх слів таких і тільки таких, у яких нулі утворюють підслова парної довжини.</text:span></text:span></text:p>
      <text:p text:style-name="P23"><text:span text:style-name="Основной_20_текст4"><text:span text:style-name="T46"/></text:span></text:p>
      <text:p text:style-name="P40"><text:span text:style-name="Основной_20_текст4"><text:span text:style-name="T47">20. </text:span></text:span><text:span text:style-name="Основной_20_текст4"><text:span text:style-name="T108">Нехай</text:span></text:span><text:span text:style-name="Основной_20_текст4"><text:span text:style-name="T47"> вхідний алфавіт X = {0, 1}. </text:span></text:span><text:span text:style-name="Основной_20_текст4"><text:span text:style-name="T48">Н</text:span></text:span><text:span text:style-name="Основной_20_текст4"><text:span text:style-name="T47">авести автомат, який допускає </text:span></text:span><text:span text:style-name="T75">ланцюжки, де кількість "1" — </text:span><text:span text:style-name="T76">не</text:span><text:span text:style-name="T75">парн</text:span><text:span text:style-name="T77">а </text:span><text:span text:style-name="T76">і</text:span><text:span text:style-name="T75"> кількість "0" — </text:span><text:span text:style-name="T76">не</text:span><text:span text:style-name="T75">парн</text:span><text:span text:style-name="T77">а</text:span><text:span text:style-name="T75">.</text:span></text:p>
      <text:p text:style-name="P40"><text:span text:style-name="T75"/></text:p>
      <text:p text:style-name="P37"><text:span text:style-name="T109">21</text:span>. Побудувати скінчений автомат, що розпізнає <text:span text:style-name="T109">не</text:span>парні числа, які записані у двійковій формі та зчитуються зліва направо.</text:p>
      <text:p text:style-name="P37"/>
      <text:p text:style-name="P38"><text:span text:style-name="Основной_20_текст4"><text:span text:style-name="T49">22</text:span></text:span><text:span text:style-name="Основной_20_текст4"><text:span text:style-name="T47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38"><text:span text:style-name="Основной_20_текст4"><text:span text:style-name="T47"/></text:span></text:p>
      <text:p text:style-name="P40"><text:span text:style-name="Основной_20_текст4"><text:span text:style-name="T61">2</text:span></text:span><text:span text:style-name="Основной_20_текст4"><text:span text:style-name="T62">3. </text:span></text:span><text:span text:style-name="Основной_20_текст4"><text:span text:style-name="T61">Довести </text:span></text:span><text:span text:style-name="Основной_20_текст4"><text:span text:style-name="T108">тотожність</text:span></text:span><text:span text:style-name="Основной_20_текст4"><text:span text:style-name="T61"> для регулярних виразів:</text:span></text:span></text:p>
      <text:p text:style-name="P39"><text:span text:style-name="Основной_20_текст4"><text:span text:style-name="T60">a(ba ∪ a)*b = aa*b(aa*b)*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1-05-06T12:03:03.458713360</dc:date>
    <meta:editing-duration>PT19H7M59S</meta:editing-duration>
    <meta:editing-cycles>32</meta:editing-cycles>
    <meta:generator>LibreOffice/6.4.6.2$Linux_X86_64 LibreOffice_project/40$Build-2</meta:generator>
    <meta:document-statistic meta:table-count="4" meta:image-count="0" meta:object-count="0" meta:page-count="3" meta:paragraph-count="110" meta:word-count="818" meta:character-count="5067" meta:non-whitespace-character-count="4336"/>
  </office:meta>
</office:document-meta>
</file>